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</text:p>
      <text:p text:style-name="Standard"/>
      <text:p text:style-name="Heading_20_1">Uno</text:p>
      <text:p text:style-name="Standard">Eso</text:p>
      <text:p text:style-name="Heading_20_2">Uno punto uno</text:p>
      <text:p text:style-name="Standard">Eso</text:p>
      <text:p text:style-name="Heading_20_3">Uno punto uno punto uno</text:p>
      <text:p text:style-name="Standard">Eso</text:p>
      <text:p text:style-name="Heading_20_1">Dos</text:p>
      <text:p text:style-name="Standard"><text:bookmark text:name="__DdeLink__4_981647505"/>Eso</text:p>
      <text:p text:style-name="Heading_20_2">Dos punto uno</text:p>
      <text:p text:style-name="Standard">Eso</text:p>
      <text:p text:style-name="Heading_20_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Arial Unicode MS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Arial Unicode MS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0:28:56</meta:creation-date>
    <dc:language>es-ES</dc:language>
    <dc:date>2017-06-14T20:35:59</dc:date>
    <meta:editing-cycles>3</meta:editing-cycles>
    <meta:editing-duration>PT1M</meta:editing-duration>
    <meta:generator>LibreOffice/5.3.1.2$MacOSX_X86_64 LibreOffice_project/e80a0e0fd1875e1696614d24c32df0f95f03deb2</meta:generator>
    <meta:document-statistic meta:table-count="0" meta:image-count="0" meta:object-count="0" meta:page-count="1" meta:paragraph-count="11" meta:word-count="19" meta:character-count="76" meta:non-whitespace-character-count="68"/>
  </office:meta>
</office:document-meta>
</file>